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205a"/>
    </style:style>
    <style:style style:name="T2" style:family="text">
      <style:text-properties officeooo:rsid="000c9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u canlar gogol dorian gray in potresi delilige ovgu erasmu<text:span text:style-name="T2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42:48.927141209</meta:creation-date>
    <dc:date>2020-12-19T02:35:59.292911849</dc:date>
    <meta:editing-duration>PT2M2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0" meta:character-count="61" meta:non-whitespace-character-count="52"/>
  </office:meta>
</office:document-meta>
</file>